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965in" table:align="left"/>
    </style:style>
    <style:style style:name="Table1.A" style:family="table-column">
      <style:table-column-properties style:column-width="2.6417in"/>
    </style:style>
    <style:style style:name="Table1.B" style:family="table-column">
      <style:table-column-properties style:column-width="1.6951in"/>
    </style:style>
    <style:style style:name="Table1.C" style:family="table-column">
      <style:table-column-properties style:column-width="2.259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903in" table:align="left"/>
    </style:style>
    <style:style style:name="Table2.A" style:family="table-column">
      <style:table-column-properties style:column-width="0.7972in"/>
    </style:style>
    <style:style style:name="Table2.B" style:family="table-column">
      <style:table-column-properties style:column-width="0.7882in"/>
    </style:style>
    <style:style style:name="Table2.C" style:family="table-column">
      <style:table-column-properties style:column-width="1.6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3.6611in"/>
    </style:style>
    <style:style style:name="Table3.C" style:family="table-column">
      <style:table-column-properties style:column-width="1.535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8854in" table:align="left"/>
    </style:style>
    <style:style style:name="Table4.A" style:family="table-column">
      <style:table-column-properties style:column-width="0.7972in"/>
    </style:style>
    <style:style style:name="Table4.B" style:family="table-column">
      <style:table-column-properties style:column-width="0.4833in"/>
    </style:style>
    <style:style style:name="Table4.C" style:family="table-column">
      <style:table-column-properties style:column-width="1.604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অবশ্যই। খুব beginner-friendly ভাবে ভাবো:</text:p>
      <text:p text:style-name="Text_20_body">তোমার কাছে দুইজন “expert” আছে:</text:p>
      <text:section text:style-name="Sect1" text:name="code-block-viewer">
        <text:p text:style-name="P1"><text:span text:style-name="Source_20_Text">Expert 1: Silhouette model</text:span></text:p>
        <text:p text:style-name="P3"><text:span text:style-name="Source_20_Text">Expert 2: Skeleton / GaitTR model</text:span></text:p>
      </text:section>
      <text:p text:style-name="Text_20_body">এখন প্রশ্ন হলো, final decision নেওয়ার সময় দুইজনের কথা কীভাবে ব্যবহার করবে?</text:p>
      <text:p text:style-name="Text_20_body">এখানেই আসে:</text:p>
      <text:section text:style-name="Sect1" text:name="Section1">
        <text:p text:style-name="P1"><text:bookmark text:name="code-block-viewer"/><text:span text:style-name="Source_20_Text">1. Simple Concatenation Fusion</text:span></text:p>
        <text:p text:style-name="P3"><text:span text:style-name="Source_20_Text">2. Adaptive Gated Fusion</text:span></text:p>
      </text:section>
      <text:p text:style-name="Horizontal_20_Line"/>
      <text:h text:style-name="Heading_20_1" text:outline-level="1">1. Simple Concatenation Fusion কী?</text:h>
      <text:p text:style-name="Text_20_body"><text:span text:style-name="Strong_20_Emphasis">Concatenation</text:span> মানে হলো দুইটা feature পাশাপাশি জোড়া লাগানো।</text:p>
      <text:p text:style-name="Text_20_body">ধরো silhouette model একটা feature vector দিল:</text:p>
      <text:section text:style-name="Sect1" text:name="Section2">
        <text:p text:style-name="P2"><text:bookmark text:name="code-block-viewer Copy 1"/><text:span text:style-name="Source_20_Text">F_silhouette = [0.2, 0.8, 0.5, 0.1]</text:span></text:p>
      </text:section>
      <text:p text:style-name="Text_20_body">GaitTR skeleton model আরেকটা feature vector দিল:</text:p>
      <text:section text:style-name="Sect1" text:name="Section3">
        <text:p text:style-name="P2"><text:bookmark text:name="code-block-viewer Copy 2"/><text:span text:style-name="Source_20_Text">F_skeleton = [0.9, 0.3, 0.4, 0.7]</text:span></text:p>
      </text:section>
      <text:p text:style-name="Text_20_body">Concatenation করলে হবে:</text:p>
      <text:section text:style-name="Sect1" text:name="Section4">
        <text:p text:style-name="P2"><text:bookmark text:name="code-block-viewer Copy 3"/><text:span text:style-name="Source_20_Text">F_final = [0.2, 0.8, 0.5, 0.1, 0.9, 0.3, 0.4, 0.7]</text:span></text:p>
      </text:section>
      <text:p text:style-name="Text_20_body">মানে দুইটা feature শুধু পাশাপাশি বসিয়ে দেওয়া হলো।</text:p>
      <text:p text:style-name="Text_20_body">এটা অনেকটা এমন:</text:p>
      <text:p text:style-name="Quotations">দুইজন শিক্ষক আলাদা আলাদা রিপোর্ট দিলেন, তুমি দুইটা রিপোর্ট একসাথে ফাইলে রেখে দিলে।</text:p>
      <text:p text:style-name="Text_20_body">কিন্তু এখানে কোনো smart decision নেই যে কার রিপোর্ট বেশি important।</text:p>
      <text:p text:style-name="Horizontal_20_Line"/>
      <text:h text:style-name="Heading_20_2" text:outline-level="2">Concatenation mechanism</text:h>
      <text:p text:style-name="Text_20_body">Architecture হবে এমন:</text:p>
      <text:section text:style-name="Sect1" text:name="Section5">
        <text:p text:style-name="P1"><text:bookmark text:name="code-block-viewer Copy 4"/><text:span text:style-name="Source_20_Text">Input video</text:span></text:p>
        <text:p text:style-name="Preformatted_20_Text"><text:span text:style-name="Source_20_Text"><text:s text:c="3"/>│</text:span></text:p>
        <text:p text:style-name="Preformatted_20_Text"><text:span text:style-name="Source_20_Text"><text:s text:c="3"/>├── Silhouette model → F_silhouette</text:span></text:p>
        <text:p text:style-name="Preformatted_20_Text"><text:span text:style-name="Source_20_Text"><text:s text:c="3"/>│</text:span></text:p>
        <text:p text:style-name="Preformatted_20_Text"><text:span text:style-name="Source_20_Text"><text:s text:c="3"/>└── GaitTR model → F_skeleton</text:span></text:p>
        <text:p text:style-name="Preformatted_20_Text"><text:span text:style-name="Source_20_Text"><text:s text:c="16"/>│</text:span></text:p>
        <text:p text:style-name="Preformatted_20_Text"><text:span text:style-name="Source_20_Text"><text:s text:c="16"/>▼</text:span></text:p>
        <text:p text:style-name="Preformatted_20_Text"><text:span text:style-name="Source_20_Text"><text:s text:c="8"/>Concatenate features</text:span></text:p>
        <text:p text:style-name="Preformatted_20_Text"><text:soft-page-break/><text:span text:style-name="Source_20_Text"><text:s text:c="16"/>│</text:span></text:p>
        <text:p text:style-name="Preformatted_20_Text"><text:span text:style-name="Source_20_Text"><text:s text:c="16"/>▼</text:span></text:p>
        <text:p text:style-name="Preformatted_20_Text"><text:span text:style-name="Source_20_Text"><text:s text:c="10"/>Classifier / Triplet loss</text:span></text:p>
        <text:p text:style-name="Preformatted_20_Text"><text:span text:style-name="Source_20_Text"><text:s text:c="16"/>│</text:span></text:p>
        <text:p text:style-name="Preformatted_20_Text"><text:span text:style-name="Source_20_Text"><text:s text:c="16"/>▼</text:span></text:p>
        <text:p text:style-name="P3"><text:span text:style-name="Source_20_Text"><text:s text:c="10"/>Person identity</text:span></text:p>
      </text:section>
      <text:p text:style-name="Text_20_body">সহজভাবে:</text:p>
      <text:section text:style-name="Sect1" text:name="Section6">
        <text:p text:style-name="P2"><text:bookmark text:name="code-block-viewer Copy 5"/><text:span text:style-name="Source_20_Text">Final feature = [Silhouette feature + Skeleton feature]</text:span></text:p>
      </text:section>
      <text:p text:style-name="Text_20_body">এখানে <text:span text:style-name="Source_20_Text">+</text:span> মানে mathematical যোগ না, বরং পাশে পাশে জোড়া লাগানো।</text:p>
      <text:p text:style-name="Horizontal_20_Line"/>
      <text:h text:style-name="Heading_20_2" text:outline-level="2">Example</text:h>
      <text:p text:style-name="Text_20_body">ধরো:</text:p>
      <text:section text:style-name="Sect1" text:name="Section7">
        <text:p text:style-name="P1"><text:bookmark text:name="code-block-viewer Copy 6"/><text:span text:style-name="Source_20_Text">Silhouette feature size = 256</text:span></text:p>
        <text:p text:style-name="P3"><text:span text:style-name="Source_20_Text">Skeleton feature size = 256</text:span></text:p>
      </text:section>
      <text:p text:style-name="Text_20_body">Concatenation এর পরে:</text:p>
      <text:section text:style-name="Sect1" text:name="Section8">
        <text:p text:style-name="P2"><text:bookmark text:name="code-block-viewer Copy 7"/><text:span text:style-name="Source_20_Text">Final feature size = 512</text:span></text:p>
      </text:section>
      <text:p text:style-name="Text_20_body">মানে feature বড় হয়ে গেল।</text:p>
      <text:p text:style-name="Horizontal_20_Line"/>
      <text:h text:style-name="Heading_20_2" text:outline-level="2">সমস্যা কোথায়?</text:h>
      <text:p text:style-name="Text_20_body">Simple concatenation model জানে না:</text:p>
      <text:section text:style-name="Sect1" text:name="Section9">
        <text:p text:style-name="P1"><text:bookmark text:name="code-block-viewer Copy 8"/><text:span text:style-name="Source_20_Text">Normal walking হলে silhouette বেশি reliable</text:span></text:p>
        <text:p text:style-name="Preformatted_20_Text"><text:span text:style-name="Source_20_Text">Clothing হলে skeleton বেশি reliable</text:span></text:p>
        <text:p text:style-name="P3"><text:span text:style-name="Source_20_Text">Bag হলে কোনটা বেশি reliable</text:span></text:p>
      </text:section>
      <text:p text:style-name="Text_20_body">সে শুধু দুইটা feature একসাথে classifier-কে দেয়।</text:p>
      <text:p text:style-name="Text_20_body">Classifier পরে নিজে বুঝার চেষ্টা করে। কিন্তু তাকে explicitly বলা হয় না:</text:p>
      <text:p text:style-name="Quotations">“এই case-এ silhouette-কে বেশি বিশ্বাস করো, ওই case-এ GaitTR-কে বেশি বিশ্বাস করো।”</text:p>
      <text:p text:style-name="Text_20_body">তাই concatenation হলো <text:span text:style-name="Strong_20_Emphasis">simple baseline</text:span>।</text:p>
      <text:p text:style-name="Text_20_body">ভালো কাজ করতে পারে, কিন্তু খুব smart না।</text:p>
      <text:p text:style-name="Horizontal_20_Line"/>
      <text:h text:style-name="Heading_20_1" text:outline-level="1">2. Adaptive Gated Fusion কী?</text:h>
      <text:p text:style-name="Text_20_body">এখন আসি তোমার “boss” idea-তে।</text:p>
      <text:p text:style-name="Text_20_body"><text:soft-page-break/>Adaptive gated fusion-এ একটা ছোট module থাকে, যাকে বলা যায়:</text:p>
      <text:section text:style-name="Sect1" text:name="Section10">
        <text:p text:style-name="P2"><text:bookmark text:name="code-block-viewer Copy 9"/><text:span text:style-name="Source_20_Text">Gate / Controller / Boss selector</text:span></text:p>
      </text:section>
      <text:p text:style-name="Text_20_body">এই gate দেখে সিদ্ধান্ত নেয়:</text:p>
      <text:section text:style-name="Sect1" text:name="Section11">
        <text:p text:style-name="P1"><text:bookmark text:name="code-block-viewer Copy 10"/><text:span text:style-name="Source_20_Text">Silhouette feature কতটা বিশ্বাস করব?</text:span></text:p>
        <text:p text:style-name="P3"><text:span text:style-name="Source_20_Text">Skeleton feature কতটা বিশ্বাস করব?</text:span></text:p>
      </text:section>
      <text:p text:style-name="Text_20_body">এটা অনেকটা এমন:</text:p>
      <text:p text:style-name="Quotations">একজন judge আছে। সে দেখে কোন teacher-এর রিপোর্ট এই situation-এ বেশি reliable।</text:p>
      <text:p text:style-name="Horizontal_20_Line"/>
      <text:h text:style-name="Heading_20_2" text:outline-level="2">Basic formula</text:h>
      <text:p text:style-name="Text_20_body">ধরো gate একটা value বের করল:</text:p>
      <text:section text:style-name="Sect1" text:name="Section12">
        <text:p text:style-name="P2"><text:bookmark text:name="code-block-viewer Copy 11"/><text:span text:style-name="Source_20_Text">α = 0.8</text:span></text:p>
      </text:section>
      <text:p text:style-name="Text_20_body">তাহলে final feature হবে:</text:p>
      <text:section text:style-name="Sect1" text:name="Section13">
        <text:p text:style-name="P2"><text:bookmark text:name="code-block-viewer Copy 12"/><text:span text:style-name="Source_20_Text">Final feature = 0.8 × Silhouette feature + 0.2 × Skeleton feature</text:span></text:p>
      </text:section>
      <text:p text:style-name="Text_20_body">মানে silhouette boss।</text:p>
      <text:p text:style-name="Text_20_body">আবার যদি:</text:p>
      <text:section text:style-name="Sect1" text:name="Section14">
        <text:p text:style-name="P2"><text:bookmark text:name="code-block-viewer Copy 13"/><text:span text:style-name="Source_20_Text">α = 0.2</text:span></text:p>
      </text:section>
      <text:p text:style-name="Text_20_body">তাহলে:</text:p>
      <text:section text:style-name="Sect1" text:name="Section15">
        <text:p text:style-name="P2"><text:bookmark text:name="code-block-viewer Copy 14"/><text:span text:style-name="Source_20_Text">Final feature = 0.2 × Silhouette feature + 0.8 × Skeleton feature</text:span></text:p>
      </text:section>
      <text:p text:style-name="Text_20_body">মানে GaitTR / skeleton boss।</text:p>
      <text:p text:style-name="Text_20_body">এই formula-টাই তোমার idea-র মূল:</text:p>
      <text:section text:style-name="Sect1" text:name="Section16">
        <text:p text:style-name="P2"><text:bookmark text:name="code-block-viewer Copy 15"/><text:span text:style-name="Source_20_Text">F_final = αF_silhouette + (1 - α)F_skeleton</text:span></text:p>
      </text:section>
      <text:p text:style-name="Horizontal_20_Line"/>
      <text:h text:style-name="Heading_20_2" text:outline-level="2">Adaptive Gated Fusion mechanism</text:h>
      <text:p text:style-name="Text_20_body">Architecture হবে এমন:</text:p>
      <text:section text:style-name="Sect1" text:name="Section17">
        <text:p text:style-name="P1"><text:bookmark text:name="code-block-viewer Copy 16"/><text:span text:style-name="Source_20_Text">Input video</text:span></text:p>
        <text:p text:style-name="Preformatted_20_Text"><text:span text:style-name="Source_20_Text"><text:s text:c="3"/>│</text:span></text:p>
        <text:p text:style-name="Preformatted_20_Text"><text:span text:style-name="Source_20_Text"><text:s text:c="3"/>├── Silhouette model → F_silhouette</text:span></text:p>
        <text:p text:style-name="Preformatted_20_Text"><text:span text:style-name="Source_20_Text"><text:s text:c="3"/>│</text:span></text:p>
        <text:p text:style-name="Preformatted_20_Text"><text:span text:style-name="Source_20_Text"><text:s text:c="3"/>└── GaitTR model → F_skeleton</text:span></text:p>
        <text:p text:style-name="Preformatted_20_Text"><text:span text:style-name="Source_20_Text"><text:s text:c="16"/>│</text:span></text:p>
        <text:p text:style-name="Preformatted_20_Text"><text:span text:style-name="Source_20_Text"><text:s text:c="16"/>▼</text:span></text:p>
        <text:p text:style-name="Preformatted_20_Text"><text:span text:style-name="Source_20_Text"><text:s text:c="10"/>Gate network</text:span></text:p>
        <text:p text:style-name="Preformatted_20_Text"><text:span text:style-name="Source_20_Text"><text:s text:c="16"/>│</text:span></text:p>
        <text:p text:style-name="Preformatted_20_Text"><text:soft-page-break/><text:span text:style-name="Source_20_Text"><text:s text:c="16"/>▼</text:span></text:p>
        <text:p text:style-name="Preformatted_20_Text"><text:span text:style-name="Source_20_Text"><text:s text:c="8"/>α value generate করে</text:span></text:p>
        <text:p text:style-name="Preformatted_20_Text"><text:span text:style-name="Source_20_Text"><text:s text:c="16"/>│</text:span></text:p>
        <text:p text:style-name="Preformatted_20_Text"><text:span text:style-name="Source_20_Text"><text:s text:c="16"/>▼</text:span></text:p>
        <text:p text:style-name="Preformatted_20_Text"><text:span text:style-name="Source_20_Text">F_final = αF_silhouette + (1 - α)F_skeleton</text:span></text:p>
        <text:p text:style-name="Preformatted_20_Text"><text:span text:style-name="Source_20_Text"><text:s text:c="16"/>│</text:span></text:p>
        <text:p text:style-name="Preformatted_20_Text"><text:span text:style-name="Source_20_Text"><text:s text:c="16"/>▼</text:span></text:p>
        <text:p text:style-name="Preformatted_20_Text"><text:span text:style-name="Source_20_Text"><text:s text:c="8"/>Classifier / Triplet loss</text:span></text:p>
        <text:p text:style-name="Preformatted_20_Text"><text:span text:style-name="Source_20_Text"><text:s text:c="16"/>│</text:span></text:p>
        <text:p text:style-name="Preformatted_20_Text"><text:span text:style-name="Source_20_Text"><text:s text:c="16"/>▼</text:span></text:p>
        <text:p text:style-name="P3"><text:span text:style-name="Source_20_Text"><text:s text:c="10"/>Person identity</text:span></text:p>
      </text:section>
      <text:p text:style-name="Horizontal_20_Line"/>
      <text:h text:style-name="Heading_20_1" text:outline-level="1">একদম real-life analogy</text:h>
      <text:p text:style-name="Text_20_body">ধরো একজন মানুষ হাঁটছে।</text:p>
      <text:h text:style-name="Heading_20_2" text:outline-level="2">Case 1: Normal walking</text:h>
      <text:p text:style-name="Text_20_body">মানুষ normal dress পরে হাঁটছে।</text:p>
      <text:p text:style-name="Text_20_body">Silhouette clear:</text:p>
      <text:section text:style-name="Sect1" text:name="Section18">
        <text:p text:style-name="P1"><text:bookmark text:name="code-block-viewer Copy 17"/><text:span text:style-name="Source_20_Text">Body shape clear</text:span></text:p>
        <text:p text:style-name="Preformatted_20_Text"><text:span text:style-name="Source_20_Text">Leg shape clear</text:span></text:p>
        <text:p text:style-name="Preformatted_20_Text"><text:span text:style-name="Source_20_Text">Arm swing visible</text:span></text:p>
        <text:p text:style-name="P3"><text:span text:style-name="Source_20_Text">Outer contour clean</text:span></text:p>
      </text:section>
      <text:p text:style-name="Text_20_body">তখন silhouette model ভালো বুঝবে।</text:p>
      <text:p text:style-name="Text_20_body">Gate শিখতে পারে:</text:p>
      <text:section text:style-name="Sect1" text:name="Section19">
        <text:p text:style-name="P2"><text:bookmark text:name="code-block-viewer Copy 18"/><text:span text:style-name="Source_20_Text">α = 0.85</text:span></text:p>
      </text:section>
      <text:p text:style-name="Text_20_body">মানে:</text:p>
      <text:section text:style-name="Sect1" text:name="Section20">
        <text:p text:style-name="P1"><text:bookmark text:name="code-block-viewer Copy 19"/><text:span text:style-name="Source_20_Text">85% silhouette</text:span></text:p>
        <text:p text:style-name="P3"><text:span text:style-name="Source_20_Text">15% skeleton</text:span></text:p>
      </text:section>
      <text:p text:style-name="Text_20_body">এখানে silhouette boss।</text:p>
      <text:p text:style-name="Horizontal_20_Line"/>
      <text:h text:style-name="Heading_20_2" text:outline-level="2">Case 2: Clothing / coat walking</text:h>
      <text:p text:style-name="Text_20_body">মানুষ বড় coat পরে হাঁটছে।</text:p>
      <text:p text:style-name="Text_20_body">Silhouette confuse হয়ে যায়:</text:p>
      <text:section text:style-name="Sect1" text:name="Section21">
        <text:p text:style-name="P1"><text:bookmark text:name="code-block-viewer Copy 20"/><text:span text:style-name="Source_20_Text">Body shape changed</text:span></text:p>
        <text:p text:style-name="Preformatted_20_Text"><text:span text:style-name="Source_20_Text">Width changed</text:span></text:p>
        <text:p text:style-name="Preformatted_20_Text"><text:span text:style-name="Source_20_Text">Leg boundary unclear</text:span></text:p>
        <text:p text:style-name="P3"><text:span text:style-name="Source_20_Text">Outer shape distorted</text:span></text:p>
      </text:section>
      <text:p text:style-name="Text_20_body"><text:soft-page-break/>কিন্তু skeleton দেখছে:</text:p>
      <text:section text:style-name="Sect1" text:name="Section22">
        <text:p text:style-name="P1"><text:bookmark text:name="code-block-viewer Copy 21"/><text:span text:style-name="Source_20_Text">Joint movement</text:span></text:p>
        <text:p text:style-name="Preformatted_20_Text"><text:span text:style-name="Source_20_Text">Leg motion</text:span></text:p>
        <text:p text:style-name="Preformatted_20_Text"><text:span text:style-name="Source_20_Text">Walking pattern</text:span></text:p>
        <text:p text:style-name="P3"><text:span text:style-name="Source_20_Text">Body pose</text:span></text:p>
      </text:section>
      <text:p text:style-name="Text_20_body">তখন GaitTR বেশি useful।</text:p>
      <text:p text:style-name="Text_20_body">Gate শিখতে পারে:</text:p>
      <text:section text:style-name="Sect1" text:name="Section23">
        <text:p text:style-name="P2"><text:bookmark text:name="code-block-viewer Copy 22"/><text:span text:style-name="Source_20_Text">α = 0.25</text:span></text:p>
      </text:section>
      <text:p text:style-name="Text_20_body">মানে:</text:p>
      <text:section text:style-name="Sect1" text:name="Section24">
        <text:p text:style-name="P1"><text:bookmark text:name="code-block-viewer Copy 23"/><text:span text:style-name="Source_20_Text">25% silhouette</text:span></text:p>
        <text:p text:style-name="P3"><text:span text:style-name="Source_20_Text">75% skeleton</text:span></text:p>
      </text:section>
      <text:p text:style-name="Text_20_body">এখানে GaitTR boss।</text:p>
      <text:p text:style-name="Horizontal_20_Line"/>
      <text:h text:style-name="Heading_20_2" text:outline-level="2">Case 3: Bag walking</text:h>
      <text:p text:style-name="Text_20_body">মানুষ bag নিয়ে হাঁটছে।</text:p>
      <text:p text:style-name="Text_20_body">Silhouette একটু distorted, কিন্তু পুরোপুরি নষ্ট না।</text:p>
      <text:p text:style-name="Text_20_body">Skeleton-ও useful।</text:p>
      <text:p text:style-name="Text_20_body">Gate শিখতে পারে:</text:p>
      <text:section text:style-name="Sect1" text:name="Section25">
        <text:p text:style-name="P2"><text:bookmark text:name="code-block-viewer Copy 24"/><text:span text:style-name="Source_20_Text">α = 0.45</text:span></text:p>
      </text:section>
      <text:p text:style-name="Text_20_body">মানে:</text:p>
      <text:section text:style-name="Sect1" text:name="Section26">
        <text:p text:style-name="P1"><text:bookmark text:name="code-block-viewer Copy 25"/><text:span text:style-name="Source_20_Text">45% silhouette</text:span></text:p>
        <text:p text:style-name="P3"><text:span text:style-name="Source_20_Text">55% skeleton</text:span></text:p>
      </text:section>
      <text:p text:style-name="Text_20_body">এখানে balanced decision।</text:p>
      <text:p text:style-name="Horizontal_20_Line"/>
      <text:h text:style-name="Heading_20_1" text:outline-level="1">Main differenc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বিষয়</text:p>
            </table:table-cell>
            <table:table-cell table:style-name="Table1.A1" office:value-type="string">
              <text:p text:style-name="Table_20_Heading">Simple Concatenation</text:p>
            </table:table-cell>
            <table:table-cell table:style-name="Table1.A1" office:value-type="string">
              <text:p text:style-name="Table_20_Heading">Adaptive Gated Fusion</text:p>
            </table:table-cell>
          </table:table-row>
        </table:table-header-rows>
        <table:table-row>
          <table:table-cell table:style-name="Table1.A1" office:value-type="string">
            <text:p text:style-name="Table_20_Contents">কাজ</text:p>
          </table:table-cell>
          <table:table-cell table:style-name="Table1.A1" office:value-type="string">
            <text:p text:style-name="Table_20_Contents">দুই feature জোড়া লাগায়</text:p>
          </table:table-cell>
          <table:table-cell table:style-name="Table1.A1" office:value-type="string">
            <text:p text:style-name="Table_20_Contents">দুই feature-এর importance শেখে</text:p>
          </table:table-cell>
        </table:table-row>
        <table:table-row>
          <table:table-cell table:style-name="Table1.A1" office:value-type="string">
            <text:p text:style-name="Table_20_Contents">Smartness</text:p>
          </table:table-cell>
          <table:table-cell table:style-name="Table1.A1" office:value-type="string">
            <text:p text:style-name="Table_20_Contents">কম</text:p>
          </table:table-cell>
          <table:table-cell table:style-name="Table1.A1" office:value-type="string">
            <text:p text:style-name="Table_20_Contents">বেশি</text:p>
          </table:table-cell>
        </table:table-row>
        <table:table-row>
          <table:table-cell table:style-name="Table1.A1" office:value-type="string">
            <text:p text:style-name="Table_20_Contents">Boss selection আছে?</text:p>
          </table:table-cell>
          <table:table-cell table:style-name="Table1.A1" office:value-type="string">
            <text:p text:style-name="Table_20_Contents">না</text:p>
          </table:table-cell>
          <table:table-cell table:style-name="Table1.A1" office:value-type="string">
            <text:p text:style-name="Table_20_Contents">আছে</text:p>
          </table:table-cell>
        </table:table-row>
        <table:table-row>
          <table:table-cell table:style-name="Table1.A1" office:value-type="string">
            <text:p text:style-name="Table_20_Contents">Normal/BG/CL অনুযায়ী change করে?</text:p>
          </table:table-cell>
          <table:table-cell table:style-name="Table1.A1" office:value-type="string">
            <text:p text:style-name="Table_20_Contents">সরাসরি না</text:p>
          </table:table-cell>
          <table:table-cell table:style-name="Table1.A1" office:value-type="string">
            <text:p text:style-name="Table_20_Contents">হ্যাঁ, করতে পারে</text:p>
          </table:table-cell>
        </table:table-row>
        <table:table-row>
          <table:table-cell table:style-name="Table1.A1" office:value-type="string">
            <text:p text:style-name="Table_20_Contents">Research novelty</text:p>
          </table:table-cell>
          <table:table-cell table:style-name="Table1.A1" office:value-type="string">
            <text:p text:style-name="Table_20_Contents">কম</text:p>
          </table:table-cell>
          <table:table-cell table:style-name="Table1.A1" office:value-type="string">
            <text:p text:style-name="Table_20_Contents">বেশি</text:p>
          </table:table-cell>
        </table:table-row>
        <table:table-row>
          <table:table-cell table:style-name="Table1.A1" office:value-type="string">
            <text:p text:style-name="Table_20_Contents">Implementation</text:p>
          </table:table-cell>
          <table:table-cell table:style-name="Table1.A1" office:value-type="string">
            <text:p text:style-name="Table_20_Contents">সহজ</text:p>
          </table:table-cell>
          <table:table-cell table:style-name="Table1.A1" office:value-type="string">
            <text:p text:style-name="Table_20_Contents">একটু advanced</text:p>
          </table:table-cell>
        </table:table-row>
        <text:soft-page-break/>
        <table:table-row>
          <table:table-cell table:style-name="Table1.A1" office:value-type="string">
            <text:p text:style-name="Table_20_Contents">Explainability</text:p>
          </table:table-cell>
          <table:table-cell table:style-name="Table1.A1" office:value-type="string">
            <text:p text:style-name="Table_20_Contents">কম</text:p>
          </table:table-cell>
          <table:table-cell table:style-name="Table1.A1" office:value-type="string">
            <text:p text:style-name="Table_20_Contents">ভালো, কারণ α দেখা যায়</text:p>
          </table:table-cell>
        </table:table-row>
      </table:table>
      <text:p text:style-name="Horizontal_20_Line"/>
      <text:h text:style-name="Heading_20_1" text:outline-level="1">সবচেয়ে সহজ ভাষায় difference</text:h>
      <text:h text:style-name="Heading_20_2" text:outline-level="2">Concatenation</text:h>
      <text:section text:style-name="Sect1" text:name="Section27">
        <text:p text:style-name="P1"><text:bookmark text:name="code-block-viewer Copy 26"/><text:span text:style-name="Source_20_Text">Silhouette বলল কিছু।</text:span></text:p>
        <text:p text:style-name="Preformatted_20_Text"><text:span text:style-name="Source_20_Text">Skeleton বলল কিছু।</text:span></text:p>
        <text:p text:style-name="P3"><text:span text:style-name="Source_20_Text">দুইজনের কথা একসাথে রেখে দিলাম।</text:span></text:p>
      </text:section>
      <text:p text:style-name="Text_20_body">কিন্তু কে বেশি correct — সেটা আলাদা করে judge করা হলো না।</text:p>
      <text:h text:style-name="Heading_20_2" text:outline-level="2">Adaptive gated fusion</text:h>
      <text:section text:style-name="Sect1" text:name="Section28">
        <text:p text:style-name="P1"><text:bookmark text:name="code-block-viewer Copy 27"/><text:span text:style-name="Source_20_Text">Silhouette বলল কিছু।</text:span></text:p>
        <text:p text:style-name="Preformatted_20_Text"><text:span text:style-name="Source_20_Text">Skeleton বলল কিছু।</text:span></text:p>
        <text:p text:style-name="Preformatted_20_Text"><text:span text:style-name="Source_20_Text">Gate/judge দেখল situation কী।</text:span></text:p>
        <text:p text:style-name="P3"><text:span text:style-name="Source_20_Text">তারপর ঠিক করল কার কথা বেশি শুনবে।</text:span></text:p>
      </text:section>
      <text:p text:style-name="Horizontal_20_Line"/>
      <text:h text:style-name="Heading_20_1" text:outline-level="1">Visualization</text:h>
      <text:h text:style-name="Heading_20_2" text:outline-level="2">Simple concatenation</text:h>
      <text:section text:style-name="Sect1" text:name="Section29">
        <text:p text:style-name="P1"><text:bookmark text:name="code-block-viewer Copy 28"/><text:span text:style-name="Source_20_Text">Silhouette feature: [A A A A]</text:span></text:p>
        <text:p text:style-name="Preformatted_20_Text"><text:span text:style-name="Source_20_Text">Skeleton feature: <text:s text:c="2"/>[B B B B]</text:span></text:p>
        <text:p text:style-name="P3"><text:span text:style-name="Source_20_Text">Final feature: <text:s text:c="5"/>[A A A A B B B B]</text:span></text:p>
      </text:section>
      <text:p text:style-name="Text_20_body">শুধু পাশাপাশি বসানো।</text:p>
      <text:p text:style-name="Horizontal_20_Line"/>
      <text:h text:style-name="Heading_20_2" text:outline-level="2">Adaptive gated fusion</text:h>
      <text:section text:style-name="Sect1" text:name="Section30">
        <text:p text:style-name="P1"><text:bookmark text:name="code-block-viewer Copy 29"/><text:span text:style-name="Source_20_Text">Silhouette feature: [A A A A]</text:span></text:p>
        <text:p text:style-name="Preformatted_20_Text"><text:span text:style-name="Source_20_Text">Skeleton feature: <text:s text:c="2"/>[B B B B]</text:span></text:p>
        <text:p text:style-name="Preformatted_20_Text"><text:span text:style-name="Source_20_Text">Gate says:</text:span></text:p>
        <text:p text:style-name="Preformatted_20_Text"><text:span text:style-name="Source_20_Text">Silhouette weight = 0.8</text:span></text:p>
        <text:p text:style-name="Preformatted_20_Text"><text:span text:style-name="Source_20_Text">Skeleton weight <text:s text:c="2"/>= 0.2</text:span></text:p>
        <text:p text:style-name="P3"><text:span text:style-name="Source_20_Text">Final feature = 0.8A + 0.2B</text:span></text:p>
      </text:section>
      <text:p text:style-name="Text_20_body">এখানে feature mix হচ্ছে weight অনুযায়ী।</text:p>
      <text:p text:style-name="Horizontal_20_Line"/>
      <text:h text:style-name="Heading_20_1" text:outline-level="1"><text:soft-page-break/>একটা ছোট numerical example</text:h>
      <text:p text:style-name="Text_20_body">ধরো এক dimension feature:</text:p>
      <text:section text:style-name="Sect1" text:name="Section31">
        <text:p text:style-name="P1"><text:bookmark text:name="code-block-viewer Copy 30"/><text:span text:style-name="Source_20_Text">Silhouette feature = 10</text:span></text:p>
        <text:p text:style-name="P3"><text:span text:style-name="Source_20_Text">Skeleton feature = 4</text:span></text:p>
      </text:section>
      <text:h text:style-name="Heading_20_2" text:outline-level="2">Concatenation করলে:</text:h>
      <text:section text:style-name="Sect1" text:name="Section32">
        <text:p text:style-name="P2"><text:bookmark text:name="code-block-viewer Copy 31"/><text:span text:style-name="Source_20_Text">Final feature = [10, 4]</text:span></text:p>
      </text:section>
      <text:p text:style-name="Text_20_body">মানে দুইটা value একসাথে রেখে দিল।</text:p>
      <text:h text:style-name="Heading_20_2" text:outline-level="2">Gated fusion করলে:</text:h>
      <text:p text:style-name="Text_20_body">Normal walking-এ gate বলল:</text:p>
      <text:section text:style-name="Sect1" text:name="Section33">
        <text:p text:style-name="P2"><text:bookmark text:name="code-block-viewer Copy 32"/><text:span text:style-name="Source_20_Text">α = 0.8</text:span></text:p>
      </text:section>
      <text:p text:style-name="Text_20_body">তাহলে:</text:p>
      <text:section text:style-name="Sect1" text:name="Section34">
        <text:p text:style-name="P1"><text:bookmark text:name="code-block-viewer Copy 33"/><text:span text:style-name="Source_20_Text">Final feature = 0.8 × 10 + 0.2 × 4</text:span></text:p>
        <text:p text:style-name="Preformatted_20_Text"><text:span text:style-name="Source_20_Text"><text:s text:c="14"/>= 8 + 0.8</text:span></text:p>
        <text:p text:style-name="P3"><text:span text:style-name="Source_20_Text"><text:s text:c="14"/>= 8.8</text:span></text:p>
      </text:section>
      <text:p text:style-name="Text_20_body">Clothing walking-এ gate বলল:</text:p>
      <text:section text:style-name="Sect1" text:name="Section35">
        <text:p text:style-name="P2"><text:bookmark text:name="code-block-viewer Copy 34"/><text:span text:style-name="Source_20_Text">α = 0.2</text:span></text:p>
      </text:section>
      <text:p text:style-name="Text_20_body">তাহলে:</text:p>
      <text:section text:style-name="Sect1" text:name="Section36">
        <text:p text:style-name="P1"><text:bookmark text:name="code-block-viewer Copy 35"/><text:span text:style-name="Source_20_Text">Final feature = 0.2 × 10 + 0.8 × 4</text:span></text:p>
        <text:p text:style-name="Preformatted_20_Text"><text:span text:style-name="Source_20_Text"><text:s text:c="14"/>= 2 + 3.2</text:span></text:p>
        <text:p text:style-name="P3"><text:span text:style-name="Source_20_Text"><text:s text:c="14"/>= 5.2</text:span></text:p>
      </text:section>
      <text:p text:style-name="Text_20_body">একই দুইটা model, কিন্তু walking condition অনুযায়ী final feature বদলে যাচ্ছে।</text:p>
      <text:p text:style-name="Text_20_body">এটাই adaptive behavior।</text:p>
      <text:p text:style-name="Horizontal_20_Line"/>
      <text:h text:style-name="Heading_20_1" text:outline-level="1">Research point হিসেবে কোনটা ভালো?</text:h>
      <text:p text:style-name="Text_20_body">তোমার thesis/paper-এর জন্য:</text:p>
      <text:section text:style-name="Sect1" text:name="Section37">
        <text:p text:style-name="P1"><text:bookmark text:name="code-block-viewer Copy 36"/><text:span text:style-name="Source_20_Text">Simple concatenation fusion = baseline</text:span></text:p>
        <text:p text:style-name="P3"><text:span text:style-name="Source_20_Text">Adaptive gated fusion = proposed method</text:span></text:p>
      </text:section>
      <text:p text:style-name="Text_20_body">তুমি দেখাবে:</text:p>
      <text:section text:style-name="Sect1" text:name="Section38">
        <text:p text:style-name="P1"><text:bookmark text:name="code-block-viewer Copy 37"/><text:span text:style-name="Source_20_Text">Silhouette-only &lt; GaitTR-only কিছু case-এ</text:span></text:p>
        <text:p text:style-name="P3"><text:span text:style-name="Source_20_Text">Concatenation fusion &lt; Adaptive gated fusion</text:span></text:p>
      </text:section>
      <text:p text:style-name="Text_20_body"><text:soft-page-break/>মানে adaptive gate সত্যিই help করছে।</text:p>
      <text:p text:style-name="Horizontal_20_Line"/>
      <text:h text:style-name="Heading_20_1" text:outline-level="1">তোমার paper-এ story এভাবে দাঁড়াবে</text:h>
      <text:p text:style-name="Text_20_body">তুমি বলতে পারো:</text:p>
      <text:section text:style-name="Sect1" text:name="Section39">
        <text:p text:style-name="P1"><text:bookmark text:name="code-block-viewer Copy 38"/><text:span text:style-name="Source_20_Text">Silhouette and skeleton features are complementary.</text:span></text:p>
        <text:p text:style-name="Preformatted_20_Text"><text:span text:style-name="Source_20_Text">However, their reliability changes under different walking conditions.</text:span></text:p>
        <text:p text:style-name="Preformatted_20_Text"><text:span text:style-name="Source_20_Text">Simple fusion treats both modalities in a fixed manner.</text:span></text:p>
        <text:p text:style-name="P3"><text:span text:style-name="Source_20_Text">Therefore, we propose an adaptive gated fusion module that dynamically controls the contribution of silhouette and skeleton features.</text:span></text:p>
      </text:section>
      <text:p text:style-name="Text_20_body">বাংলায়:</text:p>
      <text:p text:style-name="Quotations">Silhouette আর skeleton দুইটাই useful, কিন্তু সব condition-এ দুইটার importance same না। Normal walking-এ silhouette বেশি useful, clothing/bag condition-এ skeleton বেশি robust। তাই fixed fusion না করে আমরা adaptive gate ব্যবহার করি, যেটা condition অনুযায়ী সিদ্ধান্ত নেয় কোন modality-কে বেশি গুরুত্ব দেওয়া হবে।</text:p>
      <text:p text:style-name="Horizontal_20_Line"/>
      <text:h text:style-name="Heading_20_1" text:outline-level="1">আমার recommendation</text:h>
      <text:p text:style-name="Text_20_body">তুমি কাজটা এভাবে করো:</text:p>
      <text:section text:style-name="Sect1" text:name="Section40">
        <text:p text:style-name="P1"><text:bookmark text:name="code-block-viewer Copy 39"/><text:span text:style-name="Source_20_Text">Step 1: Silhouette-only baseline</text:span></text:p>
        <text:p text:style-name="Preformatted_20_Text"><text:span text:style-name="Source_20_Text">Step 2: GaitTR-only baseline</text:span></text:p>
        <text:p text:style-name="Preformatted_20_Text"><text:span text:style-name="Source_20_Text">Step 3: Simple concatenation fusion baseline</text:span></text:p>
        <text:p text:style-name="Preformatted_20_Text"><text:span text:style-name="Source_20_Text">Step 4: Adaptive gated fusion proposed model</text:span></text:p>
        <text:p text:style-name="P3"><text:span text:style-name="Source_20_Text">Step 5: NM, BG, CL আলাদা আলাদা result compare</text:span></text:p>
      </text:section>
      <text:p text:style-name="Text_20_body">সবচেয়ে important result হবে:</text:p>
      <text:section text:style-name="Sect1" text:name="Section41">
        <text:p text:style-name="P1"><text:bookmark text:name="code-block-viewer Copy 40"/><text:span text:style-name="Source_20_Text">Adaptive gated fusion যদি NM-এ silhouette-এর মতো ভালো থাকে,</text:span></text:p>
        <text:p text:style-name="Preformatted_20_Text"><text:span text:style-name="Source_20_Text">আর CL/BG-তে GaitTR-এর মতো robust থাকে,</text:span></text:p>
        <text:p text:style-name="P3"><text:span text:style-name="Source_20_Text">তাহলেই তোমার idea strong.</text:span></text:p>
      </text:section>
      <text:p text:style-name="Text_20_body">এক লাইনে:</text:p>
      <text:p text:style-name="Quotations">Concatenation শুধু দুই expert-কে একসাথে বসায়, কিন্তু Adaptive gated fusion শেখে কখন কোন expert-কে boss বানাতে হবে।</text:p>
      <text:section text:style-name="Sect2" text:name="_r_hi_">
        <text:p text:style-name="P4">tar mane model train er por amr alpha r ekta vector pabo jeta different situation e optimal alpha choose kore dibe</text:p>
      </text:section>
      <text:p text:style-name="Text_20_body">হ্যাঁ, মোটামুটি ঠিক ধরেছেন — কিন্তু একটু correction আছে।</text:p>
      <text:p text:style-name="Text_20_body">আপনি training শেষে সরাসরি এমন একটা <text:span text:style-name="Strong_20_Emphasis">fixed alpha vector</text:span> পাবেন না যেটা সবসময় আলাদা situation-এর জন্য আগে থেকেই লেখা থাকবে:</text:p>
      <text:section text:style-name="Sect1" text:name="Section42">
        <text:p text:style-name="P1"><text:bookmark text:name="code-block-viewer Copy 41"/><text:span text:style-name="Source_20_Text">NM → α = 0.8</text:span></text:p>
        <text:p text:style-name="Preformatted_20_Text"><text:soft-page-break/><text:span text:style-name="Source_20_Text">BG → α = 0.5</text:span></text:p>
        <text:p text:style-name="P3"><text:span text:style-name="Source_20_Text">CL → α = 0.2</text:span></text:p>
      </text:section>
      <text:p text:style-name="Text_20_body">বরং training শেষে আপনি পাবেন একটা <text:span text:style-name="Strong_20_Emphasis">trained gate network</text:span>।</text:p>
      <text:p text:style-name="Text_20_body">তার কাজ হবে:</text:p>
      <text:section text:style-name="Sect1" text:name="Section43">
        <text:p text:style-name="P2"><text:bookmark text:name="code-block-viewer Copy 42"/><text:span text:style-name="Source_20_Text">input feature দেখে → প্রতি sample-এর জন্য α বের করা</text:span></text:p>
      </text:section>
      <text:p text:style-name="Text_20_body">মানে alpha হলো <text:span text:style-name="Strong_20_Emphasis">dynamic output</text:span>, fixed table না।</text:p>
      <text:p text:style-name="Horizontal_20_Line"/>
      <text:h text:style-name="Heading_20_2" text:outline-level="2">সহজভাবে</text:h>
      <text:p text:style-name="Text_20_body">Training-এর পরে আপনার model-এর ভিতরে থাকবে:</text:p>
      <text:section text:style-name="Sect1" text:name="Section44">
        <text:p text:style-name="P1"><text:bookmark text:name="code-block-viewer Copy 43"/><text:span text:style-name="Source_20_Text">Silhouette model</text:span></text:p>
        <text:p text:style-name="Preformatted_20_Text"><text:span text:style-name="Source_20_Text">GaitTR / Skeleton model</text:span></text:p>
        <text:p text:style-name="Preformatted_20_Text"><text:span text:style-name="Source_20_Text">Gate network</text:span></text:p>
        <text:p text:style-name="P3"><text:span text:style-name="Source_20_Text">Classifier / metric head</text:span></text:p>
      </text:section>
      <text:p text:style-name="Text_20_body">Inference/test time-এ যখন একটা নতুন walking sequence দিবেন:</text:p>
      <text:section text:style-name="Sect1" text:name="Section45">
        <text:p text:style-name="P1"><text:bookmark text:name="code-block-viewer Copy 44"/><text:span text:style-name="Source_20_Text">Input video</text:span></text:p>
        <text:p text:style-name="Preformatted_20_Text"><text:span text:style-name="Source_20_Text"><text:s text:c="3"/>↓</text:span></text:p>
        <text:p text:style-name="Preformatted_20_Text"><text:span text:style-name="Source_20_Text">Silhouette feature বের হবে</text:span></text:p>
        <text:p text:style-name="Preformatted_20_Text"><text:span text:style-name="Source_20_Text">Skeleton feature বের হবে</text:span></text:p>
        <text:p text:style-name="Preformatted_20_Text"><text:span text:style-name="Source_20_Text"><text:s text:c="3"/>↓</text:span></text:p>
        <text:p text:style-name="Preformatted_20_Text"><text:span text:style-name="Source_20_Text">Gate network দেখবে দুই feature</text:span></text:p>
        <text:p text:style-name="Preformatted_20_Text"><text:span text:style-name="Source_20_Text"><text:s text:c="3"/>↓</text:span></text:p>
        <text:p text:style-name="Preformatted_20_Text"><text:span text:style-name="Source_20_Text">α বের করবে</text:span></text:p>
        <text:p text:style-name="Preformatted_20_Text"><text:span text:style-name="Source_20_Text"><text:s text:c="3"/>↓</text:span></text:p>
        <text:p text:style-name="P3"><text:span text:style-name="Source_20_Text">Final fused feature বানাবে</text:span></text:p>
      </text:section>
      <text:p text:style-name="Text_20_body">তারপর:</text:p>
      <text:section text:style-name="Sect1" text:name="Section46">
        <text:p text:style-name="P2"><text:bookmark text:name="code-block-viewer Copy 45"/><text:span text:style-name="Source_20_Text">F_final = α × F_silhouette + (1 - α) × F_skeleton</text:span></text:p>
      </text:section>
      <text:p text:style-name="Horizontal_20_Line"/>
      <text:h text:style-name="Heading_20_2" text:outline-level="2">Alpha কী হতে পারে?</text:h>
      <text:p text:style-name="Text_20_body">Alpha তিনভাবে design করা যায়।</text:p>
      <text:p text:style-name="Horizontal_20_Line"/>
      <text:h text:style-name="Heading_20_1" text:outline-level="1">1. Scalar alpha — সবচেয়ে সহজ</text:h>
      <text:p text:style-name="Text_20_body">প্রতি input sequence-এর জন্য একটা alpha value।</text:p>
      <text:p text:style-name="Text_20_body">Example:</text:p>
      <text:section text:style-name="Sect1" text:name="Section47">
        <text:p text:style-name="P1"><text:bookmark text:name="code-block-viewer Copy 46"/><text:span text:style-name="Source_20_Text">Normal walking sequence → α = 0.82</text:span></text:p>
        <text:p text:style-name="Preformatted_20_Text"><text:span text:style-name="Source_20_Text">Clothing walking sequence → α = 0.25</text:span></text:p>
        <text:p text:style-name="P3"><text:soft-page-break/><text:span text:style-name="Source_20_Text">Bag walking sequence → α = 0.48</text:span></text:p>
      </text:section>
      <text:p text:style-name="Text_20_body">এখানে <text:span text:style-name="Source_20_Text">α = 0.82</text:span> মানে silhouette বেশি boss।</text:p>
      <text:section text:style-name="Sect1" text:name="Section48">
        <text:p text:style-name="P1"><text:bookmark text:name="code-block-viewer Copy 47"/><text:span text:style-name="Source_20_Text">82% silhouette</text:span></text:p>
        <text:p text:style-name="P3"><text:span text:style-name="Source_20_Text">18% skeleton</text:span></text:p>
      </text:section>
      <text:p text:style-name="Text_20_body">এই version beginner-friendly এবং প্রথম implementation-এর জন্য ভালো।</text:p>
      <text:p text:style-name="Horizontal_20_Line"/>
      <text:h text:style-name="Heading_20_1" text:outline-level="1">2. Vector alpha — একটু advanced</text:h>
      <text:p text:style-name="Text_20_body">এখানে alpha একটা single number না, বরং feature dimension অনুযায়ী vector।</text:p>
      <text:p text:style-name="Text_20_body">ধরুন feature size 256।</text:p>
      <text:p text:style-name="Text_20_body">তাহলে:</text:p>
      <text:section text:style-name="Sect1" text:name="Section49">
        <text:p text:style-name="P1"><text:bookmark text:name="code-block-viewer Copy 48"/><text:span text:style-name="Source_20_Text">F_silhouette size = 256</text:span></text:p>
        <text:p text:style-name="Preformatted_20_Text"><text:span text:style-name="Source_20_Text">F_skeleton size <text:s text:c="2"/>= 256</text:span></text:p>
        <text:p text:style-name="P3"><text:span text:style-name="Source_20_Text">α size <text:s text:c="11"/>= 256</text:span></text:p>
      </text:section>
      <text:p text:style-name="Text_20_body">মানে gate প্রত্যেক feature dimension-এর জন্য আলাদা weight দিতে পারে।</text:p>
      <text:p text:style-name="Text_20_body">Example:</text:p>
      <text:section text:style-name="Sect1" text:name="Section50">
        <text:p text:style-name="P2"><text:bookmark text:name="code-block-viewer Copy 49"/><text:span text:style-name="Source_20_Text">α = [0.8, 0.7, 0.2, 0.6, ..., 0.4]</text:span></text:p>
      </text:section>
      <text:p text:style-name="Text_20_body">তাহলে কিছু feature dimension-এ silhouette বেশি important, কিছু dimension-এ skeleton বেশি important।</text:p>
      <text:p text:style-name="Text_20_body">এটা বেশি powerful, কিন্তু implementation এবং training একটু sensitive হতে পারে।</text:p>
      <text:p text:style-name="Horizontal_20_Line"/>
      <text:h text:style-name="Heading_20_1" text:outline-level="1">3. Modality weight — দুই expert-এর জন্য দুইটা weight</text:h>
      <text:p text:style-name="Text_20_body">Gate output দিতে পারে:</text:p>
      <text:section text:style-name="Sect1" text:name="Section51">
        <text:p text:style-name="P1"><text:bookmark text:name="code-block-viewer Copy 50"/><text:span text:style-name="Source_20_Text">w_silhouette = 0.75</text:span></text:p>
        <text:p text:style-name="P3"><text:span text:style-name="Source_20_Text">w_skeleton <text:s text:c="2"/>= 0.25</text:span></text:p>
      </text:section>
      <text:p text:style-name="Text_20_body">এখানে সাধারণত softmax ব্যবহার করা হয়, যাতে:</text:p>
      <text:section text:style-name="Sect1" text:name="Section52">
        <text:p text:style-name="P2"><text:bookmark text:name="code-block-viewer Copy 51"/><text:span text:style-name="Source_20_Text">w_silhouette + w_skeleton = 1</text:span></text:p>
      </text:section>
      <text:p text:style-name="Text_20_body">এটাও scalar gate-এর মতোই, শুধু representation একটু clean।</text:p>
      <text:p text:style-name="Horizontal_20_Line"/>
      <text:h text:style-name="Heading_20_2" text:outline-level="2"><text:soft-page-break/>তাহলে training শেষে কী পাবেন?</text:h>
      <text:p text:style-name="Text_20_body">Training শেষে আপনি পাবেন:</text:p>
      <text:section text:style-name="Sect1" text:name="Section53">
        <text:p text:style-name="P2"><text:bookmark text:name="code-block-viewer Copy 52"/><text:span text:style-name="Source_20_Text">Trained gate network parameters</text:span></text:p>
      </text:section>
      <text:p text:style-name="Text_20_body">তারপর এই gate network input অনুযায়ী alpha generate করবে।</text:p>
      <text:p text:style-name="Text_20_body">মানে:</text:p>
      <text:section text:style-name="Sect1" text:name="Section54">
        <text:p text:style-name="P1"><text:bookmark text:name="code-block-viewer Copy 53"/><text:span text:style-name="Source_20_Text">Training-এর পরে alpha fixed না।</text:span></text:p>
        <text:p text:style-name="P3"><text:span text:style-name="Source_20_Text">Training-এর পরে alpha generator trained হয়।</text:span></text:p>
      </text:section>
      <text:p text:style-name="Text_20_body">এই distinction খুব important।</text:p>
      <text:p text:style-name="Horizontal_20_Line"/>
      <text:h text:style-name="Heading_20_2" text:outline-level="2">“Optimal alpha choose করবে” — এটা কতটুকু সত্য?</text:h>
      <text:p text:style-name="Text_20_body">আপনি বলতে পারেন:</text:p>
      <text:p text:style-name="Quotations">Gate network situation অনুযায়ী useful alpha শিখবে।</text:p>
      <text:p text:style-name="Text_20_body">কিন্তু “optimal” শব্দটা একটু careful ভাবে ব্যবহার করা ভালো।</text:p>
      <text:p text:style-name="Text_20_body">কারণ model mathematically guaranteed perfect optimal alpha পাবে না। কিন্তু training loss কমানোর জন্য এমন alpha শিখবে যেটা person identification-এ help করে।</text:p>
      <text:p text:style-name="Text_20_body">আর যদি training ভালো হয়, তাহলে expected behavior হবে:</text:p>
      <text:section text:style-name="Sect1" text:name="Section55">
        <text:p text:style-name="P1"><text:bookmark text:name="code-block-viewer Copy 54"/><text:span text:style-name="Source_20_Text">NM case → α high → silhouette বেশি trust</text:span></text:p>
        <text:p text:style-name="Preformatted_20_Text"><text:span text:style-name="Source_20_Text">CL case → α low → skeleton/GaitTR বেশি trust</text:span></text:p>
        <text:p text:style-name="P3"><text:span text:style-name="Source_20_Text">BG case → α medium অথবা data অনুযায়ী learned balance</text:span></text:p>
      </text:section>
      <text:p text:style-name="Horizontal_20_Line"/>
      <text:h text:style-name="Heading_20_2" text:outline-level="2">Alpha শেখে কীভাবে?</text:h>
      <text:p text:style-name="Text_20_body">ধরুন model ভুল identity predict করছে।</text:p>
      <text:p text:style-name="Text_20_body">Loss বেশি হবে।</text:p>
      <text:p text:style-name="Text_20_body">Backpropagation বলবে:</text:p>
      <text:section text:style-name="Sect1" text:name="Section56">
        <text:p text:style-name="P1"><text:bookmark text:name="code-block-viewer Copy 55"/><text:span text:style-name="Source_20_Text">এই sample-এ silhouette বেশি trust করলে ভুল হচ্ছে?</text:span></text:p>
        <text:p text:style-name="Preformatted_20_Text"><text:span text:style-name="Source_20_Text">তাহলে skeleton-এর weight বাড়াও।</text:span></text:p>
        <text:p text:style-name="Preformatted_20_Text"><text:span text:style-name="Source_20_Text">এই sample-এ skeleton বেশি trust করলে ভুল হচ্ছে?</text:span></text:p>
        <text:p text:style-name="P3"><text:span text:style-name="Source_20_Text">তাহলে silhouette-এর weight বাড়াও।</text:span></text:p>
      </text:section>
      <text:p text:style-name="Text_20_body">এভাবে gate ধীরে ধীরে শেখে।</text:p>
      <text:p text:style-name="Text_20_body">Gate-কে আলাদা করে সবসময় বলে দিতে হবে না:</text:p>
      <text:section text:style-name="Sect1" text:name="Section57">
        <text:p text:style-name="P1"><text:bookmark text:name="code-block-viewer Copy 56"/><text:span text:style-name="Source_20_Text">এটা NM, তাই α বাড়াও</text:span></text:p>
        <text:p text:style-name="P3"><text:span text:style-name="Source_20_Text">এটা CL, তাই α কমাও</text:span></text:p>
      </text:section>
      <text:p text:style-name="Text_20_body"><text:soft-page-break/>কিন্তু চাইলে condition label দিয়ে extra supervision দেওয়া যায়।</text:p>
      <text:p text:style-name="Horizontal_20_Line"/>
      <text:h text:style-name="Heading_20_2" text:outline-level="2">Gate-এর input কী হবে?</text:h>
      <text:p text:style-name="Text_20_body">Gate network সাধারণত এই দুই feature দেখে alpha বের করবে:</text:p>
      <text:section text:style-name="Sect1" text:name="Section58">
        <text:p text:style-name="P1"><text:bookmark text:name="code-block-viewer Copy 57"/><text:span text:style-name="Source_20_Text">F_silhouette</text:span></text:p>
        <text:p text:style-name="P3"><text:span text:style-name="Source_20_Text">F_skeleton</text:span></text:p>
      </text:section>
      <text:p text:style-name="Text_20_body">Simple design:</text:p>
      <text:section text:style-name="Sect1" text:name="Section59">
        <text:p text:style-name="P1"><text:bookmark text:name="code-block-viewer Copy 58"/><text:span text:style-name="Source_20_Text">Gate input = concat(F_silhouette, F_skeleton)</text:span></text:p>
        <text:p text:style-name="P3"><text:span text:style-name="Source_20_Text">Gate output = α</text:span></text:p>
      </text:section>
      <text:p text:style-name="Text_20_body">মানে:</text:p>
      <text:section text:style-name="Sect1" text:name="Section60">
        <text:p text:style-name="P2"><text:bookmark text:name="code-block-viewer Copy 59"/><text:span text:style-name="Source_20_Text">[F_silhouette, F_skeleton] → small MLP → sigmoid → α</text:span></text:p>
      </text:section>
      <text:p text:style-name="Text_20_body">Sigmoid দিলে alpha সবসময় 0 থেকে 1-এর মধ্যে থাকবে।</text:p>
      <text:p text:style-name="Horizontal_20_Line"/>
      <text:h text:style-name="Heading_20_2" text:outline-level="2">PyTorch-level idea</text:h>
      <text:p text:style-name="Text_20_body">Scalar alpha-এর rough idea:</text:p>
      <text:section text:style-name="Sect1" text:name="Section61">
        <text:p text:style-name="P1"><text:bookmark text:name="code-block-viewer Copy 60"/><text:span text:style-name="Source_20_Text">class AdaptiveGate(nn.Module):</text:span></text:p>
        <text:p text:style-name="Preformatted_20_Text"><text:span text:style-name="Source_20_Text"><text:s text:c="4"/>def __init__(self, feature_dim):</text:span></text:p>
        <text:p text:style-name="Preformatted_20_Text"><text:span text:style-name="Source_20_Text"><text:s text:c="8"/>super().__init__()</text:span></text:p>
        <text:p text:style-name="Preformatted_20_Text"><text:span text:style-name="Source_20_Text"><text:s text:c="8"/>self.gate = nn.Sequential(</text:span></text:p>
        <text:p text:style-name="Preformatted_20_Text"><text:span text:style-name="Source_20_Text"><text:s text:c="12"/>nn.Linear(feature_dim * 2, 256),</text:span></text:p>
        <text:p text:style-name="Preformatted_20_Text"><text:span text:style-name="Source_20_Text"><text:s text:c="12"/>nn.ReLU(),</text:span></text:p>
        <text:p text:style-name="Preformatted_20_Text"><text:span text:style-name="Source_20_Text"><text:s text:c="12"/>nn.Linear(256, 1),</text:span></text:p>
        <text:p text:style-name="Preformatted_20_Text"><text:span text:style-name="Source_20_Text"><text:s text:c="12"/>nn.Sigmoid()</text:span></text:p>
        <text:p text:style-name="Preformatted_20_Text"><text:span text:style-name="Source_20_Text"><text:s text:c="8"/>)</text:span></text:p>
        <text:p text:style-name="Preformatted_20_Text"><text:span text:style-name="Source_20_Text"><text:s text:c="4"/>def forward(self, f_sil, f_skel):</text:span></text:p>
        <text:p text:style-name="Preformatted_20_Text"><text:span text:style-name="Source_20_Text"><text:s text:c="8"/>x = torch.cat([f_sil, f_skel], dim=1)</text:span></text:p>
        <text:p text:style-name="Preformatted_20_Text"><text:span text:style-name="Source_20_Text"><text:s text:c="8"/>alpha = self.gate(x)</text:span></text:p>
        <text:p text:style-name="Preformatted_20_Text"><text:span text:style-name="Source_20_Text"><text:s text:c="8"/>f_final = alpha * f_sil + (1 - alpha) * f_skel</text:span></text:p>
        <text:p text:style-name="P3"><text:span text:style-name="Source_20_Text"><text:s text:c="8"/>return f_final, alpha</text:span></text:p>
      </text:section>
      <text:p text:style-name="Text_20_body">এখানে:</text:p>
      <text:section text:style-name="Sect1" text:name="Section62">
        <text:p text:style-name="P2"><text:bookmark text:name="code-block-viewer Copy 61"/><text:span text:style-name="Source_20_Text">alpha shape = [batch_size, 1]</text:span></text:p>
      </text:section>
      <text:p text:style-name="Text_20_body">যদি batch size 32 হয়, তাহলে এক forward pass-এ 32টা alpha পাওয়া যাবে।</text:p>
      <text:p text:style-name="Text_20_body">মানে প্রতি sample-এর জন্য আলাদা alpha।</text:p>
      <text:p text:style-name="Horizontal_20_Line"/>
      <text:h text:style-name="Heading_20_2" text:outline-level="2">Example</text:h>
      <text:p text:style-name="Text_20_body">ধরুন batch-এ ৪টা sequence আছে:</text:p>
      <text:section text:style-name="Sect1" text:name="Section63">
        <text:p text:style-name="P1"><text:bookmark text:name="code-block-viewer Copy 62"/><text:soft-page-break/><text:span text:style-name="Source_20_Text">Sample 1: NM</text:span></text:p>
        <text:p text:style-name="Preformatted_20_Text"><text:span text:style-name="Source_20_Text">Sample 2: NM</text:span></text:p>
        <text:p text:style-name="Preformatted_20_Text"><text:span text:style-name="Source_20_Text">Sample 3: CL</text:span></text:p>
        <text:p text:style-name="P3"><text:span text:style-name="Source_20_Text">Sample 4: BG</text:span></text:p>
      </text:section>
      <text:p text:style-name="Text_20_body">Gate output দিতে পারে:</text:p>
      <text:section text:style-name="Sect1" text:name="Section64">
        <text:p text:style-name="P2"><text:bookmark text:name="code-block-viewer Copy 63"/><text:span text:style-name="Source_20_Text">α = [0.84, 0.79, 0.22, 0.51]</text:span></text:p>
      </text:section>
      <text:p text:style-name="Text_20_body">Interpretation:</text:p>
      <text:section text:style-name="Sect1" text:name="Section65">
        <text:p text:style-name="P1"><text:bookmark text:name="code-block-viewer Copy 64"/><text:span text:style-name="Source_20_Text">Sample 1 → silhouette boss</text:span></text:p>
        <text:p text:style-name="Preformatted_20_Text"><text:span text:style-name="Source_20_Text">Sample 2 → silhouette boss</text:span></text:p>
        <text:p text:style-name="Preformatted_20_Text"><text:span text:style-name="Source_20_Text">Sample 3 → skeleton boss</text:span></text:p>
        <text:p text:style-name="P3"><text:span text:style-name="Source_20_Text">Sample 4 → balanced</text:span></text:p>
      </text:section>
      <text:p text:style-name="Text_20_body">এই alpha values আপনি save করে analysis-ও করতে পারবেন।</text:p>
      <text:p text:style-name="Horizontal_20_Line"/>
      <text:h text:style-name="Heading_20_2" text:outline-level="2">Paper-এর জন্য alpha analysis খুব useful</text:h>
      <text:p text:style-name="Text_20_body">আপনি result section-এ দেখাতে পারেন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ndition</text:p>
            </table:table-cell>
            <table:table-cell table:style-name="Table2.A1" office:value-type="string">
              <text:p text:style-name="Table_20_Heading">Average α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NM</text:p>
          </table:table-cell>
          <table:table-cell table:style-name="Table2.A1" office:value-type="string">
            <text:p text:style-name="Table_20_Contents">0.78</text:p>
          </table:table-cell>
          <table:table-cell table:style-name="Table2.A1" office:value-type="string">
            <text:p text:style-name="Table_20_Contents">silhouette বেশি trusted</text:p>
          </table:table-cell>
        </table:table-row>
        <table:table-row>
          <table:table-cell table:style-name="Table2.A1" office:value-type="string">
            <text:p text:style-name="Table_20_Contents">BG</text:p>
          </table:table-cell>
          <table:table-cell table:style-name="Table2.A1" office:value-type="string">
            <text:p text:style-name="Table_20_Contents">0.52</text:p>
          </table:table-cell>
          <table:table-cell table:style-name="Table2.A1" office:value-type="string">
            <text:p text:style-name="Table_20_Contents">balanced</text:p>
          </table:table-cell>
        </table:table-row>
        <table:table-row>
          <table:table-cell table:style-name="Table2.A1" office:value-type="string">
            <text:p text:style-name="Table_20_Contents">CL</text:p>
          </table:table-cell>
          <table:table-cell table:style-name="Table2.A1" office:value-type="string">
            <text:p text:style-name="Table_20_Contents">0.27</text:p>
          </table:table-cell>
          <table:table-cell table:style-name="Table2.A1" office:value-type="string">
            <text:p text:style-name="Table_20_Contents">skeleton বেশি trusted</text:p>
          </table:table-cell>
        </table:table-row>
      </table:table>
      <text:p text:style-name="Text_20_body">এই table দিলে আপনার paper-এর claim অনেক strong হবে।</text:p>
      <text:p text:style-name="Text_20_body">কারণ তখন আপনি শুধু বলছেন না যে model ভালো কাজ করেছে; আপনি দেখাচ্ছেন model আসলেই condition অনুযায়ী expert selection শিখেছে।</text:p>
      <text:p text:style-name="Horizontal_20_Line"/>
      <text:h text:style-name="Heading_20_2" text:outline-level="2">Final answer</text:h>
      <text:p text:style-name="Text_20_body">হ্যাঁ, আপনার ধারণা ঠিক:</text:p>
      <text:p text:style-name="Quotations">Training-এর পরে model-এর gate অংশটা শিখে যাবে কোন situation-এ silhouette feature কতটা আর skeleton/GaitTR feature কতটা ব্যবহার করতে হবে।</text:p>
      <text:p text:style-name="Text_20_body">কিন্তু আরো precise করে বললে:</text:p>
      <text:p text:style-name="Quotations">আপনি fixed alpha vector পাবেন না; আপনি trained gate network পাবেন, যেটা প্রতিটি input walking sequence-এর জন্য dynamic alpha output করবে।</text:p>
      <text:p text:style-name="Text_20_body">এই dynamic alpha-টাই আপনার “boss selection” mechanism.</text:p>
      <text:section text:style-name="Sect2" text:name="_r_jh_">
        <text:p text:style-name="P4">accha ami je ei kaj korte jacchi, etar future ki? mane ei kaj ki agee hoise? jodi hoye thake tahole kore luv ki</text:p>
      </text:section>
      <text:p text:style-name="Text_20_body"><text:soft-page-break/>সোজা কথা: <text:span text:style-name="Strong_20_Emphasis">হ্যাঁ, এই কাজের future আছে। কিন্তু “silhouette + skeleton fusion” আইডিয়াটা একদম নতুন না।</text:span> তাই শুধু combine করলে paper value কম হবে। কিন্তু আপনি যদি এটাকে <text:span text:style-name="Strong_20_Emphasis">GaitTR-based condition-aware / reliability-aware adaptive fusion</text:span> হিসেবে strong করেন, তাহলে কাজের লাভ আছে।</text:p>
      <text:h text:style-name="Heading_20_2" text:outline-level="2">আগে কি এই ধরনের কাজ হয়েছে?</text:h>
      <text:p text:style-name="Text_20_body">হ্যাঁ, হয়েছে।</text:p>
      <text:p text:style-name="Text_20_body">কয়েকটা important কাজ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aper / Method</text:p>
            </table:table-cell>
            <table:table-cell table:style-name="Table3.A1" office:value-type="string">
              <text:p text:style-name="Table_20_Heading">কী করেছে</text:p>
            </table:table-cell>
            <table:table-cell table:style-name="Table3.A1" office:value-type="string">
              <text:p text:style-name="Table_20_Heading">আপনার idea-এর সাথে সম্পর্ক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BiFusion</text:span></text:p>
          </table:table-cell>
          <table:table-cell table:style-name="Table3.A1" office:value-type="string">
            <text:p text:style-name="Table_20_Contents">Skeleton + silhouette একসাথে fuse করেছে; CASIA-B ও OUMVLP-তে test করেছে; CASIA-B cross-clothing-এ 94.0% rank-1 বলেছে</text:p>
          </table:table-cell>
          <table:table-cell table:style-name="Table3.A1" office:value-type="string">
            <text:p text:style-name="Table_20_Contents">Directly relate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riGait</text:span></text:p>
          </table:table-cell>
          <table:table-cell table:style-name="Table3.A1" office:value-type="string">
            <text:p text:style-name="Table_20_Contents">Skeleton + silhouette align/fuse করার tri-branch network দিয়েছে; CASIA-B average 96.0%, CL 94.3% report করেছে</text:p>
          </table:table-cell>
          <table:table-cell table:style-name="Table3.A1" office:value-type="string">
            <text:p text:style-name="Table_20_Contents">খুব relate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aitMAFF, 2026</text:span></text:p>
          </table:table-cell>
          <table:table-cell table:style-name="Table3.A1" office:value-type="string">
            <text:p text:style-name="Table_20_Contents">Skeleton map + silhouette নিয়ে adaptive fusion weights শেখে</text:p>
          </table:table-cell>
          <table:table-cell table:style-name="Table3.A1" office:value-type="string">
            <text:p text:style-name="Table_20_Contents">আপনার adaptive gate idea-এর খুব কাছাকাছি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SFusion-Gait, 2026</text:span></text:p>
          </table:table-cell>
          <table:table-cell table:style-name="Table3.A1" office:value-type="string">
            <text:p text:style-name="Table_20_Contents">Contour/silhouette + skeletal feature adaptively fuse করে; attention mechanism ব্যবহার করে</text:p>
          </table:table-cell>
          <table:table-cell table:style-name="Table3.A1" office:value-type="string">
            <text:p text:style-name="Table_20_Contents">Relate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aitRA / GCAN টাইপ কাজ</text:span></text:p>
          </table:table-cell>
          <table:table-cell table:style-name="Table3.A1" office:value-type="string">
            <text:p text:style-name="Table_20_Contents">Multimodal gait recognition-এ skeleton + silhouette jointly ব্যবহার করে</text:p>
          </table:table-cell>
          <table:table-cell table:style-name="Table3.A1" office:value-type="string">
            <text:p text:style-name="Table_20_Contents">Related</text:p>
          </table:table-cell>
        </table:table-row>
      </table:table>
      <text:p text:style-name="Text_20_body">BiFusion paper নিজেই বলে silhouette আর skeleton দুটো modality fully exploit করার জন্য তারা bimodal fusion করেছে, এবং CASIA-B cross-clothing-এ 94.0% rank-1 পেয়েছে। TriGait-ও বলে silhouette body shape রাখে কিন্তু internal structure মিস করে, skeleton structure রাখে কিন্তু appearance মিস করে; তাই তারা skeleton-silhouette fusion করেছে এবং CASIA-B-তে 96.0% mean rank-1 ও 94.3% CL report করেছে। 2026-এর GaitMAFF আরও কাছে: skeleton joints-কে dense skeleton map বানিয়ে silhouette-এর সাথে align করে, তারপর attention-based module দিয়ে fusion weights dynamically শেখে। MSFusion-Gait-ও contour/skeletal feature adaptively fuse করার কথা বলছে এবং CASIA-B, OUMVLP-Pose, GREW-তে experiment করেছে। </text:p>
      <text:p text:style-name="Text_20_body">তাই আপনার idea-এর <text:span text:style-name="Strong_20_Emphasis">general category already exists</text:span>.</text:p>
      <text:p text:style-name="Horizontal_20_Line"/>
      <text:h text:style-name="Heading_20_2" text:outline-level="2">তাহলে “করে লাভ কী?”</text:h>
      <text:p text:style-name="Text_20_body">লাভ আছে, কিন্তু angle বদলাতে হবে।</text:p>
      <text:p text:style-name="Text_20_body">আপনার কাজটা publishable হতে হলে এটা বলা যাবে না:</text:p>
      <text:p text:style-name="Quotations"><text:soft-page-break/>আমি silhouette model আর GaitTR combine করেছি।</text:p>
      <text:p text:style-name="Text_20_body">এটা weak novelty.</text:p>
      <text:p text:style-name="Text_20_body">বরং বলতে হবে:</text:p>
      <text:p text:style-name="Quotations">আমি GaitTR skeleton expert এবং silhouette expert-এর মধ্যে condition-aware / reliability-aware boss selection করছি, যেখানে model নিজে শেখে কোন condition-এ কোন modality বেশি reliable।</text:p>
      <text:p text:style-name="Text_20_body">মানে আপনার novelty হতে পারে এই জায়গাগুলোতে:</text:p>
      <text:section text:style-name="Sect1" text:name="Section66">
        <text:p text:style-name="P1"><text:bookmark text:name="code-block-viewer Copy 65"/><text:span text:style-name="Source_20_Text">1. GaitTR-specific fusion</text:span></text:p>
        <text:p text:style-name="Preformatted_20_Text"><text:span text:style-name="Source_20_Text">2. Condition-aware gate: NM/BG/CL অনুযায়ী alpha analysis</text:span></text:p>
        <text:p text:style-name="Preformatted_20_Text"><text:span text:style-name="Source_20_Text">3. Reliability-aware gate: silhouette/skeleton quality দেখে weight দেওয়া</text:span></text:p>
        <text:p text:style-name="Preformatted_20_Text"><text:span text:style-name="Source_20_Text">4. Explainable fusion: alpha দেখিয়ে প্রমাণ করা model আসলেই boss বদলায়</text:span></text:p>
        <text:p text:style-name="Preformatted_20_Text"><text:span text:style-name="Source_20_Text">5. Noisy skeleton / bad silhouette robustness</text:span></text:p>
        <text:p text:style-name="P3"><text:span text:style-name="Source_20_Text">6. Lightweight deployable architecture</text:span></text:p>
      </text:section>
      <text:p text:style-name="Horizontal_20_Line"/>
      <text:h text:style-name="Heading_20_2" text:outline-level="2">সবচেয়ে বড় danger</text:h>
      <text:p text:style-name="Text_20_body">আপনার adaptive gate idea এখন আর পুরোপুরি fresh না, কারণ GaitMAFF ইতিমধ্যে “adaptive multi-modal fusion” এবং “dynamically learn fusion weights” করেছে। </text:p>
      <text:p text:style-name="Text_20_body">তাই আপনি যদি শুধু এই formula করেন:</text:p>
      <text:section text:style-name="Sect1" text:name="Section67">
        <text:p text:style-name="P2"><text:bookmark text:name="code-block-viewer Copy 66"/><text:span text:style-name="Source_20_Text">F_final = αF_silhouette + (1 - α)F_skeleton</text:span></text:p>
      </text:section>
      <text:p text:style-name="Text_20_body">তাহলে reviewer বলতে পারে:</text:p>
      <text:p text:style-name="Quotations">This is similar to existing adaptive multimodal fusion methods.</text:p>
      <text:p text:style-name="Text_20_body">তখন paper reject হওয়ার chance থাকবে।</text:p>
      <text:p text:style-name="Horizontal_20_Line"/>
      <text:h text:style-name="Heading_20_2" text:outline-level="2">কিন্তু এখনো আপনার জন্য সুযোগ আছে</text:h>
      <text:p text:style-name="Text_20_body">আপনার কাজটা strong হতে পারে যদি আপনি research question এভাবে করেন:</text:p>
      <text:p text:style-name="Quotations">Existing methods fuse skeleton and silhouette, but do they explicitly learn condition-wise modality dominance for NM, BG, and CL walking?</text:p>
      <text:p text:style-name="Text_20_body">অর্থাৎ শুধু accuracy না, আপনি দেখাবেন:</text:p>
      <text:section text:style-name="Sect1" text:name="Section68">
        <text:p text:style-name="P1"><text:bookmark text:name="code-block-viewer Copy 67"/><text:span text:style-name="Source_20_Text">NM condition → alpha high → silhouette boss</text:span></text:p>
        <text:p text:style-name="Preformatted_20_Text"><text:span text:style-name="Source_20_Text">CL condition → alpha low → GaitTR boss</text:span></text:p>
        <text:p text:style-name="P3"><text:span text:style-name="Source_20_Text">BG condition → balanced or skeleton-favored</text:span></text:p>
      </text:section>
      <text:p text:style-name="Text_20_body">এটা যদি পরিষ্কারভাবে prove করতে পারেন, তাহলে আপনার paper-এর story strong হবে।</text:p>
      <text:p text:style-name="Text_20_body"><text:soft-page-break/>কারণ GaitTR নিজেই coat/clothing case-এ strong বলে report করেছে; GaitTR paper-এ বলা হয়েছে coat walking case-এ তারা 90% Rank-1 পায় এবং silhouette-based methods-এর best result থেকেও ভালো করে। </text:p>
      <text:p text:style-name="Text_20_body">তাই GaitTR-কে skeleton expert হিসেবে নেওয়া logical।</text:p>
      <text:p text:style-name="Horizontal_20_Line"/>
      <text:h text:style-name="Heading_20_2" text:outline-level="2">আপনার কাজের future কোথায়?</text:h>
      <text:p text:style-name="Text_20_body">আমার honest view:</text:p>
      <text:h text:style-name="Heading_20_3" text:outline-level="3">Low-value version</text:h>
      <text:section text:style-name="Sect1" text:name="Section69">
        <text:p text:style-name="P2"><text:bookmark text:name="code-block-viewer Copy 68"/><text:span text:style-name="Source_20_Text">Silhouette branch + GaitTR branch + concatenate</text:span></text:p>
      </text:section>
      <text:p text:style-name="Text_20_body">এইটা করলে লাভ কম। এটা baseline হিসেবে ভালো, কিন্তু main contribution হিসেবে weak.</text:p>
      <text:h text:style-name="Heading_20_3" text:outline-level="3">Medium-value version</text:h>
      <text:section text:style-name="Sect1" text:name="Section70">
        <text:p text:style-name="P2"><text:bookmark text:name="code-block-viewer Copy 69"/><text:span text:style-name="Source_20_Text">Silhouette branch + GaitTR branch + adaptive scalar gate</text:span></text:p>
      </text:section>
      <text:p text:style-name="Text_20_body">এটা ভালো student research / conference-level হতে পারে, যদি result ভালো হয়।</text:p>
      <text:h text:style-name="Heading_20_3" text:outline-level="3">Strong journal-worthy version</text:h>
      <text:section text:style-name="Sect1" text:name="Section71">
        <text:p text:style-name="P1"><text:bookmark text:name="code-block-viewer Copy 70"/><text:span text:style-name="Source_20_Text">GaitTR + silhouette expert</text:span></text:p>
        <text:p text:style-name="Preformatted_20_Text"><text:span text:style-name="Source_20_Text">+ condition-aware gate</text:span></text:p>
        <text:p text:style-name="Preformatted_20_Text"><text:span text:style-name="Source_20_Text">+ reliability score</text:span></text:p>
        <text:p text:style-name="Preformatted_20_Text"><text:span text:style-name="Source_20_Text">+ alpha explainability</text:span></text:p>
        <text:p text:style-name="Preformatted_20_Text"><text:span text:style-name="Source_20_Text">+ noisy skeleton/silhouette robustness</text:span></text:p>
        <text:p text:style-name="P3"><text:span text:style-name="Source_20_Text">+ CASIA-B + at least one more dataset</text:span></text:p>
      </text:section>
      <text:p text:style-name="Text_20_body">এটা seriously করলে journal chance তৈরি হয়।</text:p>
      <text:p text:style-name="Horizontal_20_Line"/>
      <text:h text:style-name="Heading_20_2" text:outline-level="2">আপনি কীভাবে আলাদা হবেন?</text:h>
      <text:p text:style-name="Text_20_body">আপনার paper-এর novelty এমন হতে পারে:</text:p>
      <text:h text:style-name="Heading_20_3" text:outline-level="3">1. Condition-aware gate</text:h>
      <text:p text:style-name="Text_20_body">Gate শুধু feature দেখে না, walking condition cue-ও use করে।</text:p>
      <text:section text:style-name="Sect1" text:name="Section72">
        <text:p text:style-name="P2"><text:bookmark text:name="code-block-viewer Copy 71"/><text:span text:style-name="Source_20_Text">NM / BG / CL probability → gate decision</text:span></text:p>
      </text:section>
      <text:h text:style-name="Heading_20_3" text:outline-level="3">2. Reliability-aware gate</text:h>
      <text:p text:style-name="Text_20_body">ধরুন skeleton pose confidence কম। তখন GaitTR-এর উপর blind trust করা যাবে না।</text:p>
      <text:p text:style-name="Text_20_body">তাই gate input হতে পারে:</text:p>
      <text:section text:style-name="Sect1" text:name="Section73">
        <text:p text:style-name="P1"><text:bookmark text:name="code-block-viewer Copy 72"/><text:soft-page-break/><text:span text:style-name="Source_20_Text">silhouette feature</text:span></text:p>
        <text:p text:style-name="Preformatted_20_Text"><text:span text:style-name="Source_20_Text">skeleton feature</text:span></text:p>
        <text:p text:style-name="Preformatted_20_Text"><text:span text:style-name="Source_20_Text">pose confidence</text:span></text:p>
        <text:p text:style-name="Preformatted_20_Text"><text:span text:style-name="Source_20_Text">silhouette quality score</text:span></text:p>
        <text:p text:style-name="P3"><text:span text:style-name="Source_20_Text">condition prediction</text:span></text:p>
      </text:section>
      <text:p text:style-name="Text_20_body">এটা করলে কাজটা বেশি realistic হবে।</text:p>
      <text:h text:style-name="Heading_20_3" text:outline-level="3">3. Alpha analysis</text:h>
      <text:p text:style-name="Text_20_body">আপনি শুধু accuracy দেবেন না। আপনি দেখাবেন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ondition</text:p>
            </table:table-cell>
            <table:table-cell table:style-name="Table4.A1" office:value-type="string">
              <text:p text:style-name="Table_20_Heading">Avg α</text:p>
            </table:table-cell>
            <table:table-cell table:style-name="Table4.A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4.A1" office:value-type="string">
            <text:p text:style-name="Table_20_Contents">NM</text:p>
          </table:table-cell>
          <table:table-cell table:style-name="Table4.A1" office:value-type="string">
            <text:p text:style-name="Table_20_Contents">0.78</text:p>
          </table:table-cell>
          <table:table-cell table:style-name="Table4.A1" office:value-type="string">
            <text:p text:style-name="Table_20_Contents">silhouette বেশি trusted</text:p>
          </table:table-cell>
        </table:table-row>
        <table:table-row>
          <table:table-cell table:style-name="Table4.A1" office:value-type="string">
            <text:p text:style-name="Table_20_Contents">BG</text:p>
          </table:table-cell>
          <table:table-cell table:style-name="Table4.A1" office:value-type="string">
            <text:p text:style-name="Table_20_Contents">0.50</text:p>
          </table:table-cell>
          <table:table-cell table:style-name="Table4.A1" office:value-type="string">
            <text:p text:style-name="Table_20_Contents">balanced</text:p>
          </table:table-cell>
        </table:table-row>
        <table:table-row>
          <table:table-cell table:style-name="Table4.A1" office:value-type="string">
            <text:p text:style-name="Table_20_Contents">CL</text:p>
          </table:table-cell>
          <table:table-cell table:style-name="Table4.A1" office:value-type="string">
            <text:p text:style-name="Table_20_Contents">0.25</text:p>
          </table:table-cell>
          <table:table-cell table:style-name="Table4.A1" office:value-type="string">
            <text:p text:style-name="Table_20_Contents">GaitTR বেশি trusted</text:p>
          </table:table-cell>
        </table:table-row>
      </table:table>
      <text:p text:style-name="Text_20_body">এই explainability আপনার কাজকে আলাদা করবে।</text:p>
      <text:h text:style-name="Heading_20_3" text:outline-level="3">4. Ablation study</text:h>
      <text:p text:style-name="Text_20_body">আপনাকে দেখাতে হবে:</text:p>
      <text:section text:style-name="Sect1" text:name="Section74">
        <text:p text:style-name="P1"><text:bookmark text:name="code-block-viewer Copy 73"/><text:span text:style-name="Source_20_Text">Silhouette-only</text:span></text:p>
        <text:p text:style-name="Preformatted_20_Text"><text:span text:style-name="Source_20_Text">GaitTR-only</text:span></text:p>
        <text:p text:style-name="Preformatted_20_Text"><text:span text:style-name="Source_20_Text">Concat fusion</text:span></text:p>
        <text:p text:style-name="Preformatted_20_Text"><text:span text:style-name="Source_20_Text">Fixed average fusion</text:span></text:p>
        <text:p text:style-name="Preformatted_20_Text"><text:span text:style-name="Source_20_Text">Adaptive gated fusion</text:span></text:p>
        <text:p text:style-name="Preformatted_20_Text"><text:span text:style-name="Source_20_Text">Condition-aware gated fusion</text:span></text:p>
        <text:p text:style-name="P3"><text:span text:style-name="Source_20_Text">Reliability-aware gated fusion</text:span></text:p>
      </text:section>
      <text:p text:style-name="Text_20_body">যদি আপনার method সবগুলো baseline beat করে, তাহলে কাজের value আছে।</text:p>
      <text:p text:style-name="Horizontal_20_Line"/>
      <text:h text:style-name="Heading_20_2" text:outline-level="2">তাহলে final answer</text:h>
      <text:p text:style-name="Text_20_body"><text:span text:style-name="Strong_20_Emphasis">হ্যাঁ, আগে skeleton + silhouette fusion হয়েছে। এমনকি adaptive fusion-ও recent paper-এ হয়েছে। তাই simple combine করলে লাভ কম।</text:span></text:p>
      <text:p text:style-name="Text_20_body">কিন্তু <text:span text:style-name="Strong_20_Emphasis">GaitTR-specific, condition-aware, reliability-aware, explainable gated fusion</text:span> করলে এখনো লাভ আছে।</text:p>
      <text:p text:style-name="Text_20_body">আপনার কাজের best direction হওয়া উচিত:</text:p>
      <text:p text:style-name="Quotations">“আমি শুধু দুইটা modality combine করছি না; আমি model-কে শেখাচ্ছি কখন silhouette-কে boss বানাতে হবে, কখন GaitTR-কে boss বানাতে হবে, এবং কেন।”</text:p>
      <text:p text:style-name="Text_20_body">এই angle ধরে serious experiment করলে কাজটা thesis/paper হিসেবে valuable হতে পারে।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10:00:22.160198479</meta:creation-date>
    <dc:date>2026-05-13T10:00:39.894318363</dc:date>
    <meta:editing-duration>PT18S</meta:editing-duration>
    <meta:editing-cycles>1</meta:editing-cycles>
    <meta:generator>LibreOffice/24.2.7.2$Linux_X86_64 LibreOffice_project/420$Build-2</meta:generator>
    <meta:document-statistic meta:table-count="4" meta:image-count="0" meta:object-count="0" meta:page-count="17" meta:paragraph-count="519" meta:word-count="2699" meta:character-count="15660" meta:non-whitespace-character-count="12921"/>
  </office:meta>
</office:document-meta>
</file>